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utura light" svg:font-family="'Futura light'" style:font-family-generic="roman" style:font-pitch="variable"/>
    <style:font-face style:name="Futura-Light" svg:font-family="Futura-Light" style:font-family-generic="roman" style:font-pitch="variable"/>
    <style:font-face style:name="Geneva" svg:font-family="Genev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187cm" fo:margin-left="-0.106cm" fo:margin-top="0cm" fo:margin-bottom="0cm" table:align="left" style:writing-mode="lr-tb"/>
    </style:style>
    <style:style style:name="Tabla1.A" style:family="table-column">
      <style:table-column-properties style:column-width="1.111cm"/>
    </style:style>
    <style:style style:name="Tabla1.B" style:family="table-column">
      <style:table-column-properties style:column-width="1.363cm"/>
    </style:style>
    <style:style style:name="Tabla1.C" style:family="table-column">
      <style:table-column-properties style:column-width="2.669cm"/>
    </style:style>
    <style:style style:name="Tabla1.D" style:family="table-column">
      <style:table-column-properties style:column-width="4.355cm"/>
    </style:style>
    <style:style style:name="Tabla1.E" style:family="table-column">
      <style:table-column-properties style:column-width="2.408cm"/>
    </style:style>
    <style:style style:name="Tabla1.F" style:family="table-column">
      <style:table-column-properties style:column-width="3.281cm"/>
    </style:style>
    <style:style style:name="Tabla1.1" style:family="table-row">
      <style:table-row-properties style:min-row-height="0.452cm" fo:keep-together="auto"/>
    </style:style>
    <style:style style:name="Tabla1.A1" style:family="table-cell">
      <style:table-cell-properties style:vertical-align="bottom" fo:background-color="#b4c7dc" fo:padding-left="0.053cm" fo:padding-right="0.053cm" fo:padding-top="0cm" fo:padding-bottom="0cm" fo:border="none">
        <style:background-image/>
      </style:table-cell-properties>
    </style:style>
    <style:style style:name="Tabla1.A2" style:family="table-cell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Tabla1.B2" style:family="table-cell" style:data-style-name="N0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P1" style:family="paragraph" style:parent-style-name="List_20_Paragraph">
      <style:text-properties style:font-name="Futura light" fo:font-size="10pt" style:font-name-asian="Calibri1" style:font-size-asian="10pt" style:font-size-complex="11pt"/>
    </style:style>
    <style:style style:name="P2" style:family="paragraph" style:parent-style-name="List_20_Paragraph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3" style:family="paragraph" style:parent-style-name="Standard">
      <style:paragraph-properties fo:line-height="105%" fo:text-align="justify" style:justify-single-word="false"/>
      <style:text-properties style:font-name="Futura-Light" fo:font-size="10pt" style:font-name-asian="Calibri1" style:font-size-asian="10pt" style:font-size-complex="11pt"/>
    </style:style>
    <style:style style:name="P4" style:family="paragraph" style:parent-style-name="Standard">
      <style:paragraph-properties fo:line-height="105%" fo:text-align="end" style:justify-single-word="false"/>
      <style:text-properties style:font-name="Futura-Light" fo:font-size="10pt" style:font-name-asian="Calibri1" style:font-size-asian="10pt" style:font-size-complex="11pt"/>
    </style:style>
    <style:style style:name="P5" style:family="paragraph" style:parent-style-name="Standard">
      <style:paragraph-properties fo:line-height="105%" fo:text-align="justify" style:justify-single-word="false"/>
      <style:text-properties style:font-name="Futura-Light" fo:font-size="10pt" fo:language="es" fo:country="EC" style:font-name-asian="Calibri1" style:font-size-asian="10pt" style:font-name-complex="Times New Roman1" style:font-size-complex="11pt"/>
    </style:style>
    <style:style style:name="P6" style:family="paragraph" style:parent-style-name="Standard">
      <style:paragraph-properties fo:line-height="105%" fo:text-align="justify" style:justify-single-word="false"/>
      <style:text-properties style:font-name="Futura-Light" fo:font-size="10pt" fo:language="es" fo:country="EC" fo:font-weight="bold" style:font-name-asian="Calibri1" style:font-size-asian="10pt" style:font-weight-asian="bold" style:font-name-complex="Times New Roman1" style:font-size-complex="11pt" style:font-weight-complex="bold"/>
    </style:style>
    <style:style style:name="P7" style:family="paragraph" style:parent-style-name="Standard">
      <style:paragraph-properties fo:line-height="105%" fo:text-align="justify" style:justify-single-word="false"/>
    </style:style>
    <style:style style:name="P8" style:family="paragraph" style:parent-style-name="Standard">
      <style:paragraph-properties fo:line-height="105%" fo:text-align="center" style:justify-single-word="false"/>
    </style:style>
    <style:style style:name="P9" style:family="paragraph" style:parent-style-name="Standard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10" style:family="paragraph" style:parent-style-name="Standard">
      <style:paragraph-properties fo:line-height="105%" fo:text-align="justify" style:justify-single-word="false"/>
      <style:text-properties style:font-name="Futura light" fo:font-size="10pt" style:font-name-asian="Calibri1" style:font-size-asian="10pt"/>
    </style:style>
    <style:style style:name="P11" style:family="paragraph" style:parent-style-name="Standard">
      <style:paragraph-properties fo:line-height="105%" fo:text-align="center" style:justify-single-word="false"/>
      <style:text-properties style:font-name="Futura light" fo:font-size="10pt" style:font-name-asian="Calibri1" style:font-size-asian="10pt"/>
    </style:style>
    <style:style style:name="P12" style:family="paragraph" style:parent-style-name="Standard">
      <style:paragraph-properties fo:line-height="105%" fo:text-align="justify" style:justify-single-word="false"/>
      <style:text-properties style:font-name="Futura light" fo:font-size="10pt" officeooo:rsid="000adf9f" officeooo:paragraph-rsid="000adf9f" style:font-name-asian="Calibri1" style:font-size-asian="10pt"/>
    </style:style>
    <style:style style:name="P13" style:family="paragraph" style:parent-style-name="Standard">
      <style:text-properties style:font-name="Futura light" fo:font-size="10pt" fo:font-weight="bold" style:font-name-asian="Calibri1" style:font-size-asian="10pt" style:font-weight-asian="bold"/>
    </style:style>
    <style:style style:name="P14" style:family="paragraph" style:parent-style-name="Standard">
      <style:paragraph-properties fo:line-height="105%" fo:text-align="justify" style:justify-single-word="false"/>
      <style:text-properties style:font-name="Futura light" fo:font-size="10pt" fo:font-weight="bold" style:font-name-asian="Calibri1" style:font-size-asian="10pt" style:font-weight-asian="bold" style:font-weight-complex="bold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color="#000000" fo:font-size="9pt" fo:font-weight="bold" officeooo:rsid="000bfaef" officeooo:paragraph-rsid="000bfaef" fo:background-color="transparent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fo:color="#000000" fo:font-size="9pt" fo:font-weight="bold" officeooo:rsid="001c9e6c" officeooo:paragraph-rsid="001c9e6c" fo:background-color="transparent" style:font-size-asian="9pt" style:font-weight-asian="bold" style:font-size-complex="9pt" style:font-weight-complex="bold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Geneva" fo:font-size="9pt" fo:language="es" fo:country="EC" fo:font-weight="bold" officeooo:rsid="00121358" officeooo:paragraph-rsid="00121358" fo:background-color="transparent" style:font-name-asian="Times New Roman1" style:font-size-asian="9pt" style:font-weight-asian="bold" style:font-name-complex="Times New Roman1" style:font-size-complex="9pt" style:font-weight-complex="bold"/>
    </style:style>
    <style:style style:name="P18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1c471f" officeooo:paragraph-rsid="000adf9f" style:font-name-asian="Calibri1" style:font-size-asian="10pt" style:font-weight-asian="normal" style:font-size-complex="11pt" style:font-weight-complex="normal"/>
    </style:style>
    <style:style style:name="P19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paragraph-rsid="000adf9f" style:font-name-asian="Calibri1" style:font-size-asian="10pt" style:font-weight-asian="bold" style:font-size-complex="11pt" style:font-weight-complex="bold"/>
    </style:style>
    <style:style style:name="P20" style:family="paragraph" style:parent-style-name="Standard_20__28_user_29_">
      <style:paragraph-properties fo:line-height="104%" fo:text-align="justify" style:justify-single-word="false"/>
      <style:text-properties style:font-name="Futura-Light" fo:font-size="10pt" officeooo:paragraph-rsid="000adf9f" style:font-name-asian="Calibri1" style:font-size-asian="10pt" style:font-size-complex="11pt"/>
    </style:style>
    <style:style style:name="P21" style:family="paragraph" style:parent-style-name="Table_20_Contents">
      <style:text-properties fo:color="#000000" fo:font-size="9pt" style:font-size-asian="9pt" style:font-size-complex="9pt"/>
    </style:style>
    <style:style style:name="P22" style:family="paragraph" style:parent-style-name="Table_20_Contents">
      <style:paragraph-properties fo:text-align="end" style:justify-single-word="false"/>
      <style:text-properties fo:color="#000000" fo:font-size="9pt" style:font-size-asian="9pt" style:font-size-complex="9pt"/>
    </style:style>
    <style:style style:name="P23" style:family="paragraph" style:parent-style-name="Table_20_Contents">
      <style:paragraph-properties fo:text-align="start" style:justify-single-word="false"/>
      <style:text-properties fo:color="#000000" fo:font-size="9pt" style:font-size-asian="9pt" style:font-size-complex="9pt"/>
    </style:style>
    <style:style style:name="P24" style:family="paragraph" style:parent-style-name="Table_20_Contents">
      <style:paragraph-properties fo:text-align="end" style:justify-single-word="false"/>
      <style:text-properties fo:color="#000000" fo:font-size="9pt" fo:font-weight="bold" style:font-size-asian="9pt" style:font-weight-asian="bold" style:font-size-complex="9pt" style:font-weight-complex="bold"/>
    </style:style>
    <style:style style:name="P25" style:family="paragraph" style:parent-style-name="Table_20_Contents">
      <style:text-properties fo:color="#000000" fo:font-size="9pt" fo:font-weight="bold" officeooo:rsid="001c9e6c" officeooo:paragraph-rsid="001c9e6c" style:font-size-asian="9pt" style:font-weight-asian="bold" style:font-size-complex="9pt" style:font-weight-complex="bold"/>
    </style:style>
    <style:style style:name="P26" style:family="paragraph" style:parent-style-name="Standard" style:master-page-name="Standard">
      <style:paragraph-properties fo:line-height="105%" fo:text-align="end" style:justify-single-word="false" style:page-number="auto"/>
      <style:text-properties style:font-name="Futura-Light" fo:font-size="10pt" style:font-name-asian="Calibri1" style:font-size-asian="10pt" style:font-size-complex="11pt"/>
    </style:style>
    <style:style style:name="P27" style:family="paragraph" style:parent-style-name="Standard" style:master-page-name="Converted1">
      <style:paragraph-properties fo:line-height="105%" fo:text-align="justify" style:justify-single-word="false" style:page-number="auto"/>
    </style:style>
    <style:style style:name="P28" style:family="paragraph" style:parent-style-name="List_20_Paragraph" style:list-style-name="WWNum4">
      <style:paragraph-properties fo:line-height="105%" fo:text-align="justify" style:justify-single-word="false"/>
    </style:style>
    <style:style style:name="P29" style:family="paragraph" style:parent-style-name="List_20_Paragraph" style:list-style-name="WWNum4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30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0adf9f" officeooo:paragraph-rsid="001d13c7" style:font-name-asian="Calibri1" style:font-size-asian="10pt" style:font-weight-asian="normal" style:font-size-complex="11pt" style:font-weight-complex="normal"/>
    </style:style>
    <style:style style:name="P31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12d4cf" officeooo:paragraph-rsid="001d13c7" style:font-name-asian="Calibri1" style:font-size-asian="10pt" style:font-weight-asian="normal" style:font-size-complex="11pt" style:font-weight-complex="normal"/>
    </style:style>
    <style:style style:name="P32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rsid="001c471f" officeooo:paragraph-rsid="001d13c7" style:font-name-asian="Calibri1" style:font-size-asian="10pt" style:font-weight-asian="bold" style:font-size-complex="11pt" style:font-weight-complex="bold"/>
    </style:style>
    <style:style style:name="T1" style:family="text">
      <style:text-properties style:font-name="Futura light" fo:font-size="10pt" style:font-name-asian="Calibri1" style:font-size-asian="10pt"/>
    </style:style>
    <style:style style:name="T2" style:family="text">
      <style:text-properties style:font-name="Futura light" fo:font-size="10pt" style:font-name-asian="Calibri1" style:font-size-asian="10pt" style:font-size-complex="11pt"/>
    </style:style>
    <style:style style:name="T3" style:family="text">
      <style:text-properties style:font-name="Futura light" fo:font-size="10pt" officeooo:rsid="000adf9f" style:font-name-asian="Calibri1" style:font-size-asian="10pt" style:font-size-complex="11pt"/>
    </style:style>
    <style:style style:name="T4" style:family="text">
      <style:text-properties style:font-name="Futura light" fo:font-size="10pt" officeooo:rsid="000adf9f" style:font-name-asian="Calibri1" style:font-size-asian="10pt"/>
    </style:style>
    <style:style style:name="T5" style:family="text">
      <style:text-properties style:font-name="Futura light" fo:font-size="10pt" fo:font-weight="bold" style:font-name-asian="Calibri1" style:font-size-asian="10pt" style:font-weight-asian="bold"/>
    </style:style>
    <style:style style:name="T6" style:family="text">
      <style:text-properties style:font-name="Futura light" fo:font-size="10pt" fo:font-weight="bold" style:font-name-asian="Calibri1" style:font-size-asian="10pt" style:font-weight-asian="bold" style:font-size-complex="11pt"/>
    </style:style>
    <style:style style:name="T7" style:family="text">
      <style:text-properties style:font-name="Futura light" fo:font-size="10pt" fo:font-weight="bold" officeooo:rsid="000adf9f" style:font-name-asian="Calibri1" style:font-size-asian="10pt" style:font-weight-asian="bold" style:font-size-complex="11pt" style:font-weight-complex="bold"/>
    </style:style>
    <style:style style:name="T8" style:family="text">
      <style:text-properties style:font-name="Futura light" fo:font-size="10pt" fo:font-weight="bold" officeooo:rsid="000adf9f" style:font-name-asian="Calibri1" style:font-size-asian="10pt" style:font-weight-asian="bold" style:font-size-complex="11pt"/>
    </style:style>
    <style:style style:name="T9" style:family="text">
      <style:text-properties style:font-name="Futura light" fo:font-size="10pt" fo:language="es" fo:country="EC" fo:font-weight="bold" officeooo:rsid="000adf9f" style:font-name-asian="Calibri1" style:font-size-asian="10pt" style:font-weight-asian="bold" style:font-name-complex="Times New Roman1" style:font-size-complex="11pt"/>
    </style:style>
    <style:style style:name="T10" style:family="text">
      <style:text-properties style:font-name="Futura light" fo:font-size="10pt" fo:language="es" fo:country="EC" fo:font-weight="bold" officeooo:rsid="001c9e6c" style:font-name-asian="Calibri1" style:font-size-asian="10pt" style:font-weight-asian="bold" style:font-name-complex="Times New Roman1" style:font-size-complex="11pt"/>
    </style:style>
    <style:style style:name="T11" style:family="text">
      <style:text-properties style:font-name="Futura light" fo:font-size="10pt" fo:language="es" fo:country="EC" officeooo:rsid="000adf9f" style:font-name-asian="Calibri1" style:font-size-asian="10pt" style:font-name-complex="Times New Roman1" style:font-size-complex="10pt"/>
    </style:style>
    <style:style style:name="T12" style:family="text">
      <style:text-properties officeooo:rsid="001c471f"/>
    </style:style>
    <style:style style:name="T13" style:family="text">
      <style:text-properties officeooo:rsid="0012d4cf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4">Guayaquil, 30 de noviembre del 2020.</text:p>
      <text:p text:style-name="P3"/>
      <text:p text:style-name="P3"/>
      <text:p text:style-name="P3">Señores</text:p>
      <text:p text:style-name="P6">MARBELIZE S.A.</text:p>
      <text:p text:style-name="P5">Jaramijó, Km 5.5 via Rocafuerte , a lado de talleres del Caribe</text:p>
      <text:p text:style-name="P5">Teléfono: 05-238 9000 / 05-238 9001</text:p>
      <text:p text:style-name="P3">Ciudad</text:p>
      <text:p text:style-name="P3"/>
      <text:p text:style-name="P9"><text:bookmark-start text:name="_Hlk57899765"/>De nuestras consideraciones,</text:p>
      <text:p text:style-name="P9"/>
      <text:p text:style-name="P7"><text:span text:style-name="T2">En relación con la auditoría independiente de los estados financieros de </text:span><text:span text:style-name="T7">GRAFIMPAC S.A.</text:span><text:span text:style-name="T3"> </text:span><text:span text:style-name="T2">que está siendo llevada a cabo por nuestros auditores externos </text:span><text:span text:style-name="T6">CPAALMEIDA CIA. LTDA.</text:span><text:span text:style-name="T2">, por el año que terminará el 31 de diciembre del 202</text:span><text:span text:style-name="T3">1</text:span><text:span text:style-name="T2">, por medio del presente nos permitimos solicitar se sirvan confirmar, directamente a ellos, la siguiente información:</text:span></text:p>
      <text:p text:style-name="P9"/>
      <text:list xml:id="list780402460" text:style-name="WWNum4">
        <text:list-item>
          <text:p text:style-name="P28"><text:span text:style-name="T2">Según los estados financieros de nuestra Compañía, </text:span><text:span text:style-name="T6">al 31 </text:span><text:span text:style-name="T8">S</text:span><text:span text:style-name="T9">EPTIEMBRE</text:span><text:span text:style-name="T6"> del 202</text:span><text:span text:style-name="T8">1</text:span><text:span text:style-name="T2"> mantenemos un saldo a cobrar que asciende a </text:span><text:span text:style-name="T6">US$ </text:span><text:span text:style-name="T10">53.879,71</text:span><text:span text:style-name="T2"> Favor confirmar a nuestros Auditores su conformidad con este importe adeudado y, si hubiere alguna discrepancia, sírvanse proporcionarle sus observaciones al respecto.</text:span></text:p>
        </text:list-item>
      </text:list>
      <text:p text:style-name="P2"/>
      <text:list xml:id="list120929717290288" text:continue-numbering="true" text:style-name="WWNum4">
        <text:list-item>
          <text:p text:style-name="P28"><text:span text:style-name="T2">Con la presente comunicación les remitimos un estado de cuenta que contiene el detalle de todas las facturas por ventas emitidas a ustedes durante el año 202</text:span><text:span text:style-name="T3">1</text:span><text:span text:style-name="T2">. Sírvanse confirmar su conformidad con tales transacciones o, alternativamente, enviar a nuestros Auditores su detalle de compras o transacciones totales realizadas con nosotros durante el presente año.</text:span></text:p>
        </text:list-item>
      </text:list>
      <text:p text:style-name="P1"/>
      <text:list xml:id="list120929734933986" text:continue-numbering="true" text:style-name="WWNum4">
        <text:list-item>
          <text:p text:style-name="P29">Cualquier otra información que consideren importante para propósitos de la auditoría independiente, tal como anticipos pagados, condiciones de pago, etc.</text:p>
        </text:list-item>
      </text:list>
      <text:p text:style-name="P9"/>
      <text:p text:style-name="P10">Agradecemos remitir su respuesta directamente a nuestros auditores externos:</text:p>
      <text:p text:style-name="P10"/>
      <text:p text:style-name="P8"><text:span text:style-name="T5">CPAALMEIDA CIA. LTDA.</text:span><text:span text:style-name="T1">,</text:span></text:p>
      <text:p text:style-name="P11">Torres del Mall, Centro Comercial Mall del Sol, Torre B, Piso 4</text:p>
      <text:p text:style-name="P11">Teléfono 098-723-9800</text:p>
      <text:p text:style-name="P10"/>
      <text:p text:style-name="P7"><text:span text:style-name="T1">Para agilizar el proceso, esta información puede ser enviada por correo electrónico a </text:span><text:a xlink:type="simple" xlink:href="mailto:calmeida@cpalmeida.com" text:style-name="Internet_20_link" text:visited-style-name="Visited_20_Internet_20_Link"><text:span text:style-name="Internet_20_link"><text:span text:style-name="T1">calmeida@cpalmeida.com</text:span></text:span></text:a><text:span text:style-name="T1"> mientras las respuestas originales son recibidas por nuestros auditores independientes.</text:span></text:p>
      <text:p text:style-name="P10"/>
      <text:p text:style-name="P10">Atentamente,</text:p>
      <text:p text:style-name="P12"/>
      <text:p text:style-name="P19">Graficas Impacto GRAFIMPAC S.A.</text:p>
      <text:p text:style-name="P20"/>
      <text:p text:style-name="P20"/>
      <text:p text:style-name="P20"/>
      <text:p text:style-name="P20"/>
      <text:p text:style-name="P20"/>
      <text:p text:style-name="P32">JOSE <text:span text:style-name="T13">XAVIER ORBEA ARELLANO</text:span></text:p>
      <text:p text:style-name="P31">Presidente</text:p>
      <text:p text:style-name="P30"><text:bookmark-start text:name="_Hlk57801554"/>RUC: <text:bookmark-end text:name="_Hlk57801554"/><text:span text:style-name="T12">0991126864001</text:span></text:p>
      <text:p text:style-name="P14"><text:bookmark-end text:name="_Hlk57899765"/></text:p>
      <text:p text:style-name="P27"><text:span text:style-name="T1">Detalle de transacciones realizadas hasta </text:span><text:span text:style-name="T11">Septiembre</text:span><text:span text:style-name="T1"> del 202</text:span><text:span text:style-name="T4">1</text:span><text:span text:style-name="T1">.</text:span></text:p>
      <text:p text:style-name="P7"><text:span text:style-name="T1">Para propósito de Auditoria Externa de </text:span><text:span text:style-name="T11">GRAFIMPAC</text:span><text:span text:style-name="T1"> S.A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15">Tipo</text:p>
          </table:table-cell>
          <table:table-cell table:style-name="Tabla1.A1" office:value-type="string">
            <text:p text:style-name="P15">Doc.</text:p>
          </table:table-cell>
          <table:table-cell table:style-name="Tabla1.A1" office:value-type="string">
            <text:p text:style-name="P15">Fecha</text:p>
          </table:table-cell>
          <table:table-cell table:style-name="Tabla1.A1" office:value-type="string">
            <text:p text:style-name="P17">Detalle</text:p>
          </table:table-cell>
          <table:table-cell table:style-name="Tabla1.A1" office:value-type="string">
            <text:p text:style-name="P17">Facturado</text:p>
          </table:table-cell>
          <table:table-cell table:style-name="Tabla1.A1" office:value-type="string">
            <text:p text:style-name="P17">Saldo</text:p>
          </table:table-cell>
        </table:table-row>
        <table:table-row table:style-name="Tabla1.1">
          <table:table-cell table:style-name="Tabla1.A2" office:value-type="string">
            <text:p text:style-name="P23">DC </text:p>
          </table:table-cell>
          <table:table-cell table:style-name="Tabla1.B2" office:value-type="float" office:value="837">
            <text:p text:style-name="P22">837</text:p>
          </table:table-cell>
          <table:table-cell table:style-name="Tabla1.A2" office:value-type="string">
            <text:p text:style-name="P23">2016.04.11</text:p>
          </table:table-cell>
          <table:table-cell table:style-name="Tabla1.A2" office:value-type="string">
            <text:p text:style-name="P23">Registro Anulado ... Usuario MALVARADO </text:p>
          </table:table-cell>
          <table:table-cell table:style-name="Tabla1.B2" office:value-type="float" office:value="0">
            <text:p text:style-name="P22">0</text:p>
          </table:table-cell>
          <table:table-cell table:style-name="Tabla1.B2" office:value-type="float" office:value="-0.02">
            <text:p text:style-name="P22">-0.02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5473">
            <text:p text:style-name="P22">75473</text:p>
          </table:table-cell>
          <table:table-cell table:style-name="Tabla1.A2" office:value-type="string">
            <text:p text:style-name="P23">2021.07.16</text:p>
          </table:table-cell>
          <table:table-cell table:style-name="Tabla1.B2" office:value-type="float" office:value="137551">
            <text:p text:style-name="P23">137551</text:p>
          </table:table-cell>
          <table:table-cell table:style-name="Tabla1.B2" office:value-type="float" office:value="1361.02">
            <text:p text:style-name="P22">1361.02</text:p>
          </table:table-cell>
          <table:table-cell table:style-name="Tabla1.B2" office:value-type="float" office:value="1193.93">
            <text:p text:style-name="P22">1193.93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5537">
            <text:p text:style-name="P22">75537</text:p>
          </table:table-cell>
          <table:table-cell table:style-name="Tabla1.A2" office:value-type="string">
            <text:p text:style-name="P23">2021.07.20</text:p>
          </table:table-cell>
          <table:table-cell table:style-name="Tabla1.B2" office:value-type="float" office:value="137622">
            <text:p text:style-name="P23">137622</text:p>
          </table:table-cell>
          <table:table-cell table:style-name="Tabla1.B2" office:value-type="float" office:value="147.65">
            <text:p text:style-name="P22">147.65</text:p>
          </table:table-cell>
          <table:table-cell table:style-name="Tabla1.B2" office:value-type="float" office:value="129.52">
            <text:p text:style-name="P22">129.52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5538">
            <text:p text:style-name="P22">75538</text:p>
          </table:table-cell>
          <table:table-cell table:style-name="Tabla1.A2" office:value-type="string">
            <text:p text:style-name="P23">2021.07.20</text:p>
          </table:table-cell>
          <table:table-cell table:style-name="Tabla1.B2" office:value-type="float" office:value="137621">
            <text:p text:style-name="P23">137621</text:p>
          </table:table-cell>
          <table:table-cell table:style-name="Tabla1.B2" office:value-type="float" office:value="2985.76">
            <text:p text:style-name="P22">2985.76</text:p>
          </table:table-cell>
          <table:table-cell table:style-name="Tabla1.B2" office:value-type="float" office:value="2619.21">
            <text:p text:style-name="P22">2619.21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5570">
            <text:p text:style-name="P22">75570</text:p>
          </table:table-cell>
          <table:table-cell table:style-name="Tabla1.A2" office:value-type="string">
            <text:p text:style-name="P23">2021.07.22</text:p>
          </table:table-cell>
          <table:table-cell table:style-name="Tabla1.B2" office:value-type="float" office:value="137640">
            <text:p text:style-name="P23">137640</text:p>
          </table:table-cell>
          <table:table-cell table:style-name="Tabla1.B2" office:value-type="float" office:value="3448.93">
            <text:p text:style-name="P22">3448.93</text:p>
          </table:table-cell>
          <table:table-cell table:style-name="Tabla1.B2" office:value-type="float" office:value="3025.51">
            <text:p text:style-name="P22">3025.51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5625">
            <text:p text:style-name="P22">75625</text:p>
          </table:table-cell>
          <table:table-cell table:style-name="Tabla1.A2" office:value-type="string">
            <text:p text:style-name="P23">2021.07.27</text:p>
          </table:table-cell>
          <table:table-cell table:style-name="Tabla1.B2" office:value-type="float" office:value="137641">
            <text:p text:style-name="P23">137641</text:p>
          </table:table-cell>
          <table:table-cell table:style-name="Tabla1.B2" office:value-type="float" office:value="1734.56">
            <text:p text:style-name="P22">1734.56</text:p>
          </table:table-cell>
          <table:table-cell table:style-name="Tabla1.B2" office:value-type="float" office:value="1521.61">
            <text:p text:style-name="P22">1521.61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5626">
            <text:p text:style-name="P22">75626</text:p>
          </table:table-cell>
          <table:table-cell table:style-name="Tabla1.A2" office:value-type="string">
            <text:p text:style-name="P23">2021.07.27</text:p>
          </table:table-cell>
          <table:table-cell table:style-name="Tabla1.B2" office:value-type="float" office:value="137717">
            <text:p text:style-name="P23">137717</text:p>
          </table:table-cell>
          <table:table-cell table:style-name="Tabla1.B2" office:value-type="float" office:value="13096.73">
            <text:p text:style-name="P22">13096.73</text:p>
          </table:table-cell>
          <table:table-cell table:style-name="Tabla1.B2" office:value-type="float" office:value="11488.87">
            <text:p text:style-name="P22">11488.87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5627">
            <text:p text:style-name="P22">75627</text:p>
          </table:table-cell>
          <table:table-cell table:style-name="Tabla1.A2" office:value-type="string">
            <text:p text:style-name="P23">2021.07.27</text:p>
          </table:table-cell>
          <table:table-cell table:style-name="Tabla1.B2" office:value-type="float" office:value="137717">
            <text:p text:style-name="P23">137717</text:p>
          </table:table-cell>
          <table:table-cell table:style-name="Tabla1.B2" office:value-type="float" office:value="1309.67">
            <text:p text:style-name="P22">1309.67</text:p>
          </table:table-cell>
          <table:table-cell table:style-name="Tabla1.B2" office:value-type="float" office:value="1148.89">
            <text:p text:style-name="P22">1148.89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5769">
            <text:p text:style-name="P22">75769</text:p>
          </table:table-cell>
          <table:table-cell table:style-name="Tabla1.A2" office:value-type="string">
            <text:p text:style-name="P23">2021.08.05</text:p>
          </table:table-cell>
          <table:table-cell table:style-name="Tabla1.B2" office:value-type="float" office:value="137901">
            <text:p text:style-name="P23">137901</text:p>
          </table:table-cell>
          <table:table-cell table:style-name="Tabla1.B2" office:value-type="float" office:value="2815.04">
            <text:p text:style-name="P22">2815.04</text:p>
          </table:table-cell>
          <table:table-cell table:style-name="Tabla1.B2" office:value-type="float" office:value="2469.44">
            <text:p text:style-name="P22">2469.44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5770">
            <text:p text:style-name="P22">75770</text:p>
          </table:table-cell>
          <table:table-cell table:style-name="Tabla1.A2" office:value-type="string">
            <text:p text:style-name="P23">2021.08.05</text:p>
          </table:table-cell>
          <table:table-cell table:style-name="Tabla1.B2" office:value-type="float" office:value="137902">
            <text:p text:style-name="P23">137902</text:p>
          </table:table-cell>
          <table:table-cell table:style-name="Tabla1.B2" office:value-type="float" office:value="3554.88">
            <text:p text:style-name="P22">3554.88</text:p>
          </table:table-cell>
          <table:table-cell table:style-name="Tabla1.B2" office:value-type="float" office:value="3118.45">
            <text:p text:style-name="P22">3118.45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5771">
            <text:p text:style-name="P22">75771</text:p>
          </table:table-cell>
          <table:table-cell table:style-name="Tabla1.A2" office:value-type="string">
            <text:p text:style-name="P23">2021.08.05</text:p>
          </table:table-cell>
          <table:table-cell table:style-name="Tabla1.B2" office:value-type="float" office:value="137903">
            <text:p text:style-name="P23">137903</text:p>
          </table:table-cell>
          <table:table-cell table:style-name="Tabla1.B2" office:value-type="float" office:value="2654.18">
            <text:p text:style-name="P22">2654.18</text:p>
          </table:table-cell>
          <table:table-cell table:style-name="Tabla1.B2" office:value-type="float" office:value="2328.33">
            <text:p text:style-name="P22">2328.33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5772">
            <text:p text:style-name="P22">75772</text:p>
          </table:table-cell>
          <table:table-cell table:style-name="Tabla1.A2" office:value-type="string">
            <text:p text:style-name="P23">2021.08.05</text:p>
          </table:table-cell>
          <table:table-cell table:style-name="Tabla1.B2" office:value-type="float" office:value="137903">
            <text:p text:style-name="P23">137903</text:p>
          </table:table-cell>
          <table:table-cell table:style-name="Tabla1.B2" office:value-type="float" office:value="2654.18">
            <text:p text:style-name="P22">2654.18</text:p>
          </table:table-cell>
          <table:table-cell table:style-name="Tabla1.B2" office:value-type="float" office:value="2328.33">
            <text:p text:style-name="P22">2328.33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5773">
            <text:p text:style-name="P22">75773</text:p>
          </table:table-cell>
          <table:table-cell table:style-name="Tabla1.A2" office:value-type="string">
            <text:p text:style-name="P23">2021.08.05</text:p>
          </table:table-cell>
          <table:table-cell table:style-name="Tabla1.B2" office:value-type="float" office:value="137906">
            <text:p text:style-name="P23">137906</text:p>
          </table:table-cell>
          <table:table-cell table:style-name="Tabla1.B2" office:value-type="float" office:value="615.55">
            <text:p text:style-name="P22">615.55</text:p>
          </table:table-cell>
          <table:table-cell table:style-name="Tabla1.B2" office:value-type="float" office:value="539.98">
            <text:p text:style-name="P22">539.98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5832">
            <text:p text:style-name="P22">75832</text:p>
          </table:table-cell>
          <table:table-cell table:style-name="Tabla1.A2" office:value-type="string">
            <text:p text:style-name="P23">2021.08.11</text:p>
          </table:table-cell>
          <table:table-cell table:style-name="Tabla1.B2" office:value-type="float" office:value="137973">
            <text:p text:style-name="P23">137973</text:p>
          </table:table-cell>
          <table:table-cell table:style-name="Tabla1.B2" office:value-type="float" office:value="3375.12">
            <text:p text:style-name="P22">3375.12</text:p>
          </table:table-cell>
          <table:table-cell table:style-name="Tabla1.B2" office:value-type="float" office:value="2960.76">
            <text:p text:style-name="P22">2960.76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6013">
            <text:p text:style-name="P22">76013</text:p>
          </table:table-cell>
          <table:table-cell table:style-name="Tabla1.A2" office:value-type="string">
            <text:p text:style-name="P23">2021.08.25</text:p>
          </table:table-cell>
          <table:table-cell table:style-name="Tabla1.B2" office:value-type="float" office:value="138204">
            <text:p text:style-name="P23">138204</text:p>
          </table:table-cell>
          <table:table-cell table:style-name="Tabla1.B2" office:value-type="float" office:value="7707.19">
            <text:p text:style-name="P22">7707.19</text:p>
          </table:table-cell>
          <table:table-cell table:style-name="Tabla1.B2" office:value-type="float" office:value="6761">
            <text:p text:style-name="P22">6761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6106">
            <text:p text:style-name="P22">76106</text:p>
          </table:table-cell>
          <table:table-cell table:style-name="Tabla1.A2" office:value-type="string">
            <text:p text:style-name="P23">2021.09.02</text:p>
          </table:table-cell>
          <table:table-cell table:style-name="Tabla1.B2" office:value-type="float" office:value="138307">
            <text:p text:style-name="P23">138307</text:p>
          </table:table-cell>
          <table:table-cell table:style-name="Tabla1.B2" office:value-type="float" office:value="28.15">
            <text:p text:style-name="P22">28.15</text:p>
          </table:table-cell>
          <table:table-cell table:style-name="Tabla1.B2" office:value-type="float" office:value="24.69">
            <text:p text:style-name="P22">24.69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6107">
            <text:p text:style-name="P22">76107</text:p>
          </table:table-cell>
          <table:table-cell table:style-name="Tabla1.A2" office:value-type="string">
            <text:p text:style-name="P23">2021.09.02</text:p>
          </table:table-cell>
          <table:table-cell table:style-name="Tabla1.B2" office:value-type="float" office:value="138307">
            <text:p text:style-name="P23">138307</text:p>
          </table:table-cell>
          <table:table-cell table:style-name="Tabla1.B2" office:value-type="float" office:value="37.52">
            <text:p text:style-name="P22">37.52</text:p>
          </table:table-cell>
          <table:table-cell table:style-name="Tabla1.B2" office:value-type="float" office:value="32.91">
            <text:p text:style-name="P22">32.91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6174">
            <text:p text:style-name="P22">76174</text:p>
          </table:table-cell>
          <table:table-cell table:style-name="Tabla1.A2" office:value-type="string">
            <text:p text:style-name="P23">2021.09.07</text:p>
          </table:table-cell>
          <table:table-cell table:style-name="Tabla1.B2" office:value-type="float" office:value="138392">
            <text:p text:style-name="P23">138392</text:p>
          </table:table-cell>
          <table:table-cell table:style-name="Tabla1.B2" office:value-type="float" office:value="2116.8">
            <text:p text:style-name="P22">2116.8</text:p>
          </table:table-cell>
          <table:table-cell table:style-name="Tabla1.B2" office:value-type="float" office:value="1856.92">
            <text:p text:style-name="P22">1856.92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6251">
            <text:p text:style-name="P22">76251</text:p>
          </table:table-cell>
          <table:table-cell table:style-name="Tabla1.A2" office:value-type="string">
            <text:p text:style-name="P23">2021.09.13</text:p>
          </table:table-cell>
          <table:table-cell table:style-name="Tabla1.B2" office:value-type="float" office:value="138471">
            <text:p text:style-name="P23">138471</text:p>
          </table:table-cell>
          <table:table-cell table:style-name="Tabla1.B2" office:value-type="float" office:value="282.24">
            <text:p text:style-name="P22">282.24</text:p>
          </table:table-cell>
          <table:table-cell table:style-name="Tabla1.B2" office:value-type="float" office:value="247.59">
            <text:p text:style-name="P22">247.59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6271">
            <text:p text:style-name="P22">76271</text:p>
          </table:table-cell>
          <table:table-cell table:style-name="Tabla1.A2" office:value-type="string">
            <text:p text:style-name="P23">2021.09.15</text:p>
          </table:table-cell>
          <table:table-cell table:style-name="Tabla1.B2" office:value-type="float" office:value="138505">
            <text:p text:style-name="P23">138505</text:p>
          </table:table-cell>
          <table:table-cell table:style-name="Tabla1.B2" office:value-type="float" office:value="358.4">
            <text:p text:style-name="P22">358.4</text:p>
          </table:table-cell>
          <table:table-cell table:style-name="Tabla1.B2" office:value-type="float" office:value="314.4">
            <text:p text:style-name="P22">314.4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6359">
            <text:p text:style-name="P22">76359</text:p>
          </table:table-cell>
          <table:table-cell table:style-name="Tabla1.A2" office:value-type="string">
            <text:p text:style-name="P23">2021.09.22</text:p>
          </table:table-cell>
          <table:table-cell table:style-name="Tabla1.B2" office:value-type="float" office:value="138621">
            <text:p text:style-name="P23">138621</text:p>
          </table:table-cell>
          <table:table-cell table:style-name="Tabla1.B2" office:value-type="float" office:value="8288">
            <text:p text:style-name="P22">8288</text:p>
          </table:table-cell>
          <table:table-cell table:style-name="Tabla1.B2" office:value-type="float" office:value="7270.5">
            <text:p text:style-name="P22">7270.5</text:p>
          </table:table-cell>
        </table:table-row>
        <table:table-row table:style-name="Tabla1.1">
          <table:table-cell table:style-name="Tabla1.A2" office:value-type="string">
            <text:p text:style-name="P23">FA </text:p>
          </table:table-cell>
          <table:table-cell table:style-name="Tabla1.B2" office:value-type="float" office:value="76383">
            <text:p text:style-name="P22">76383</text:p>
          </table:table-cell>
          <table:table-cell table:style-name="Tabla1.A2" office:value-type="string">
            <text:p text:style-name="P23">2021.09.24</text:p>
          </table:table-cell>
          <table:table-cell table:style-name="Tabla1.B2" office:value-type="float" office:value="138622">
            <text:p text:style-name="P23">138622</text:p>
          </table:table-cell>
          <table:table-cell table:style-name="Tabla1.B2" office:value-type="float" office:value="2848.61">
            <text:p text:style-name="P22">2848.61</text:p>
          </table:table-cell>
          <table:table-cell table:style-name="Tabla1.B2" office:value-type="float" office:value="2498.89">
            <text:p text:style-name="P22">2498.89</text:p>
          </table:table-cell>
        </table:table-row>
        <table:table-row table:style-name="Tabla1.1"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</table:table-row>
        <table:table-row table:style-name="Tabla1.1"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5">TOTAL</text:p>
          </table:table-cell>
          <table:table-cell table:style-name="Tabla1.B2" office:value-type="float" office:value="53879.71">
            <text:p text:style-name="P24">53879.71</text:p>
          </table:table-cell>
        </table:table-row>
        <table:table-row table:style-name="Tabla1.1"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</table:table-row>
      </table:table>
      <text:p text:style-name="P13"/>
      <text:p text:style-name="P13"/>
      <text:p text:style-name="P10">Sírvase Confirmar que su conformidad con el detalle de las transacciones realizadas arriba presentad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utura light" svg:font-family="'Futura light'" style:font-family-generic="roman" style:font-pitch="variable"/>
    <style:font-face style:name="Futura-Light" svg:font-family="Futura-Light" style:font-family-generic="roman" style:font-pitch="variable"/>
    <style:font-face style:name="Geneva" svg:font-family="Genev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Geneva" fo:font-family="Geneva" style:font-family-generic="roman" style:font-pitch="variable" fo:font-size="12pt" fo:language="es" fo:country="EC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.34cm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justify" style:justify-single-word="false" fo:keep-with-next="always"/>
      <style:text-properties style:font-name="Times New Roman" fo:font-family="'Times New Roman'" style:font-family-generic="roman" style:font-pitch="variable" fo:font-size="11pt" fo:font-weight="bold" style:font-size-asian="11pt" style:language-asian="es" style:country-asian="ES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keep-with-next="always"/>
      <style:text-properties style:font-name="Times New Roman" fo:font-family="'Times New Roman'" style:font-family-generic="roman" style:font-pitch="variable" style:language-asian="es" style:country-asian="E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language="es" fo:country="EC" fo:font-weight="bold" style:font-name-asian="Times New Roman1" style:font-family-asian="'Times New Roman'" style:font-family-generic-asian="system" style:font-pitch-asian="variable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8_20_Car" style:display-name="Título 8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C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0pt" fo:language="es" fo:country="EC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ítulo_20_1_20_Car" style:display-name="Título 1 Car" style:family="text" style:parent-style-name="Default_20_Paragraph_20_Font">
      <style:text-properties fo:color="#2e74b5" style:font-name="Calibri Light" fo:font-family="'Calibri Light'" style:font-family-generic="roman" style:font-pitch="variable" fo:font-size="16pt" fo:language="es" fo:country="EC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tyle="normal" fo:font-weight="bold" style:font-style-asian="normal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3cm" fo:margin-right="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elani Sandoval</meta:initial-creator>
    <meta:editing-cycles>26</meta:editing-cycles>
    <meta:creation-date>2020-12-02T05:52:00</meta:creation-date>
    <dc:date>2021-11-30T12:09:29.194228971</dc:date>
    <meta:editing-duration>PT3H58M46S</meta:editing-duration>
    <meta:generator>LibreOffice/6.4.7.2$Linux_X86_64 LibreOffice_project/40$Build-2</meta:generator>
    <meta:document-statistic meta:table-count="1" meta:image-count="0" meta:object-count="0" meta:page-count="2" meta:paragraph-count="164" meta:word-count="441" meta:character-count="2926" meta:non-whitespace-character-count="26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